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F0000020D0521CD896423F251.png" manifest:media-type="image/png"/>
  <manifest:file-entry manifest:full-path="Pictures/10000201000001AB0000010D2053BE70F53657B0.png" manifest:media-type="image/png"/>
  <manifest:file-entry manifest:full-path="Pictures/10000201000001AC0000013FB24613DF0062F11E.png" manifest:media-type="image/png"/>
  <manifest:file-entry manifest:full-path="Pictures/1000020100000279000001558F22472865892CF9.png" manifest:media-type="image/png"/>
  <manifest:file-entry manifest:full-path="Pictures/1000020100000351000001E44A3DBCD7ECCA84AD.png" manifest:media-type="image/png"/>
  <manifest:file-entry manifest:full-path="Pictures/100002010000024F0000013EEFE6D624BA38F365.png" manifest:media-type="image/png"/>
  <manifest:file-entry manifest:full-path="Pictures/100002010000023C000001570F86B78B415573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6" text:anchor-type="paragraph" svg:x="0.6811in" svg:y="0.2083in" svg:width="4.4484in" svg:height="2.802in" draw:z-index="5"><draw:image xlink:href="Pictures/10000201000001AB0000010D2053BE70F53657B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paragraph" svg:x="0.7543in" svg:y="0.3118in" svg:width="4.4583in" svg:height="3.3228in" draw:z-index="4"><draw:image xlink:href="Pictures/10000201000001AC0000013FB24613DF0062F1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paragraph" svg:x="0in" svg:y="0.0409in" svg:width="6.9252in" svg:height="3.9472in" draw:z-index="3"><draw:image xlink:href="Pictures/1000020100000351000001E44A3DBCD7ECCA84A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1" text:anchor-type="paragraph" svg:x="0.1591in" svg:y="0.1555in" svg:width="6.5945in" svg:height="3.552in" draw:z-index="0"><draw:image xlink:href="Pictures/1000020100000279000001558F22472865892CF9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x="0.211in" svg:y="0.9945in" svg:width="6.1571in" svg:height="3.3126in" draw:z-index="2"><draw:image xlink:href="Pictures/100002010000024F0000013EEFE6D624BA38F36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2752in" svg:y="4.248in" svg:width="5.9591in" svg:height="3.5728in" draw:z-index="1"><draw:image xlink:href="Pictures/100002010000023C000001570F86B78B415573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7" text:anchor-type="paragraph" svg:x="0.0102in" svg:y="0.7016in" svg:width="6.9252in" svg:height="4.9465in" draw:z-index="6"><draw:image xlink:href="Pictures/10000201000002DF0000020D0521CD896423F2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8S</meta:editing-duration>
    <meta:editing-cycles>3</meta:editing-cycles>
    <meta:generator>LibreOffice/5.4.3.2$Windows_X86_64 LibreOffice_project/92a7159f7e4af62137622921e809f8546db437e5</meta:generator>
    <dc:date>2018-03-01T19:19:41.580000000</dc:date>
    <meta:document-statistic meta:table-count="0" meta:image-count="7" meta:object-count="0" meta:page-count="4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